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table:number-columns-repeated="2"/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table:number-columns-repeated="2"/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 table:number-columns-repeated="1017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 table:number-columns-repeated="1017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23/09/2015</text:date>, <text:time>18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5-09-23T18:24:53</dc:date>
    <dc:creator>Juste Raimbault</dc:creator>
    <meta:editing-duration>PT5H49M42S</meta:editing-duration>
    <meta:editing-cycles>13</meta:editing-cycles>
    <meta:generator>OpenOffice/4.1.1$Unix OpenOffice.org_project/411m6$Build-9775</meta:generator>
    <meta:document-statistic meta:table-count="3" meta:cell-count="70" meta:object-count="0"/>
    <meta:user-defined meta:name=""/>
  </office:meta>
</office:document-meta>
</file>